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svg:stroke-opacity="0%" draw:opacity="0%" draw:textarea-horizontal-align="justify" draw:textarea-vertical-align="middle" draw:auto-grow-height="false" fo:min-height="0.85cm" fo:min-width="4.1cm"/>
    </style:style>
    <style:style style:name="gr2" style:family="graphic" style:parent-style-name="standard">
      <style:graphic-properties svg:stroke-color="#ffffff" svg:stroke-opacity="0%" draw:opacity="0%" draw:textarea-horizontal-align="justify" draw:textarea-vertical-align="middle" draw:auto-grow-height="false" fo:min-height="0.85cm" fo:min-width="13.5cm"/>
    </style:style>
    <style:style style:name="gr3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8.25cm" fo:min-width="13.4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6.15cm" fo:min-width="10.6cm"/>
    </style:style>
    <style:style style:name="gr6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5.15cm" fo:min-width="6cm"/>
    </style:style>
    <style:style style:name="gr7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8.25cm" fo:min-width="13.4cm"/>
    </style:style>
    <style:style style:name="gr8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5.134cm" fo:min-width="6cm"/>
    </style:style>
    <style:style style:name="gr9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1.246cm" fo:min-width="1.1cm"/>
    </style:style>
    <style:style style:name="P1" style:family="paragraph">
      <style:paragraph-properties fo:text-align="center"/>
      <style:text-properties fo:font-size="30pt" style:font-size-asian="30pt" style:font-size-complex="30pt"/>
    </style:style>
    <style:style style:name="P2" style:family="paragraph">
      <loext:graphic-properties draw:opacity="0%"/>
      <style:paragraph-properties fo:text-align="center"/>
      <style:text-properties fo:font-size="30pt" style:font-size-asian="30pt" style:font-size-complex="30pt"/>
    </style:style>
    <style:style style:name="P3" style:family="paragraph">
      <style:paragraph-properties fo:text-align="center"/>
    </style:style>
    <style:style style:name="P4" style:family="paragraph">
      <loext:graphic-properties draw:opacity="0%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/>
    </style:style>
    <style:style style:name="T1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6cm" svg:height="1.1cm" svg:x="3.9cm" svg:y="1.7cm">
          <text:p text:style-name="P1"><text:span text:style-name="T1">Site Nam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4cm" svg:height="1.1cm" svg:x="7.8cm" svg:y="3.5cm">
          <text:p text:style-name="P3">Home <text:s text:c="2"/>Holidays <text:s text:c="2"/>Deals <text:s text:c="2"/>Travel Agents <text:s text:c="2"/>Cities <text:s text:c="2"/>Countries <text:s text:c="2"/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3.9cm" svg:height="8.5cm" svg:x="1cm" svg:y="6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.9cm" svg:y1="5.1cm" svg:x2="27.7cm" svg:y2="5.1cm">
          <text:p/>
        </draw:line>
        <draw:custom-shape draw:style-name="gr5" draw:text-style-name="P8" draw:layer="layout" svg:width="11.1cm" svg:height="6.4cm" svg:x="2.4cm" svg:y="7cm">
          <text:p text:style-name="P7">About Text</text:p>
          <text:p text:style-name="P7">------------------------------------------------</text:p>
          <text:p text:style-name="P7">-----------------------------------------------</text:p>
          <text:p text:style-name="P7">--------------------------------------------------</text:p>
          <text:p text:style-name="P7">--------------------------------------------------</text:p>
          <text:p text:style-name="P7">-------------------------------------------------</text:p>
          <text:p text:style-name="P3">-----------------------------------------------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6.5cm" svg:height="5.4cm" svg:x="2.8cm" svg:y="20.9cm">
          <text:p text:style-name="P3">--------------------------</text:p>
          <text:p text:style-name="P3">--------------------------</text:p>
          <text:p text:style-name="P3">--------------------------</text:p>
          <text:p text:style-name="P3">---------------------------</text:p>
          <text:p text:style-name="P3">-------------------------</text:p>
          <text:p text:style-name="P3">---------------------------</text:p>
          <draw:enhanced-geometry svg:viewBox="0 0 21600 21600" draw:type="rectangle" draw:enhanced-path="M 0 0 L 21600 0 21600 21600 0 21600 0 0 Z N"/>
        </draw:custom-shape>
        <draw:g>
          <draw:custom-shape draw:style-name="gr7" draw:text-style-name="P5" draw:layer="layout" svg:width="13.9cm" svg:height="8.5cm" svg:x="14.8cm" svg:y="6cm">
            <text:p text:style-name="P3"/>
            <draw:enhanced-geometry svg:viewBox="0 0 21600 21600" draw:type="rectangle" draw:enhanced-path="M 0 0 L 21600 0 21600 21600 0 21600 0 0 Z N"/>
          </draw:custom-shape>
          <draw:line draw:style-name="gr4" draw:text-style-name="P6" draw:layer="layout" svg:x1="28.7cm" svg:y1="14.5cm" svg:x2="14.8cm" svg:y2="6cm">
            <text:p/>
          </draw:line>
          <draw:line draw:style-name="gr4" draw:text-style-name="P6" draw:layer="layout" svg:x1="14.808cm" svg:y1="14.513cm" svg:x2="28.692cm" svg:y2="5.987cm">
            <text:p/>
          </draw:line>
        </draw:g>
        <draw:g>
          <draw:custom-shape draw:style-name="gr8" draw:text-style-name="P5" draw:layer="layout" svg:width="6.5cm" svg:height="5.384cm" svg:x="2.8cm" svg:y="15.508cm">
            <text:p text:style-name="P3"/>
            <draw:enhanced-geometry svg:viewBox="0 0 21600 21600" draw:type="rectangle" draw:enhanced-path="M 0 0 L 21600 0 21600 21600 0 21600 0 0 Z N"/>
          </draw:custom-shape>
          <draw:line draw:style-name="gr4" draw:text-style-name="P6" draw:layer="layout" svg:x1="9.3cm" svg:y1="20.892cm" svg:x2="2.8cm" svg:y2="15.508cm">
            <text:p/>
          </draw:line>
          <draw:line draw:style-name="gr4" draw:text-style-name="P6" draw:layer="layout" svg:x1="2.804cm" svg:y1="20.9cm" svg:x2="9.297cm" svg:y2="15.5cm">
            <text:p/>
          </draw:line>
        </draw:g>
        <draw:g>
          <draw:custom-shape draw:style-name="gr8" draw:text-style-name="P5" draw:layer="layout" svg:width="6.5cm" svg:height="5.384cm" svg:x="11.5cm" svg:y="15.508cm">
            <text:p/>
            <draw:enhanced-geometry svg:viewBox="0 0 21600 21600" draw:type="rectangle" draw:enhanced-path="M 0 0 L 21600 0 21600 21600 0 21600 0 0 Z N"/>
          </draw:custom-shape>
          <draw:line draw:style-name="gr4" draw:text-style-name="P6" draw:layer="layout" svg:x1="18cm" svg:y1="20.892cm" svg:x2="11.5cm" svg:y2="15.508cm">
            <text:p/>
          </draw:line>
          <draw:line draw:style-name="gr4" draw:text-style-name="P6" draw:layer="layout" svg:x1="11.504cm" svg:y1="20.9cm" svg:x2="17.997cm" svg:y2="15.5cm">
            <text:p/>
          </draw:line>
        </draw:g>
        <draw:g>
          <draw:custom-shape draw:style-name="gr8" draw:text-style-name="P5" draw:layer="layout" svg:width="6.5cm" svg:height="5.384cm" svg:x="20.2cm" svg:y="15.508cm">
            <text:p text:style-name="P3"/>
            <draw:enhanced-geometry svg:viewBox="0 0 21600 21600" draw:type="rectangle" draw:enhanced-path="M 0 0 L 21600 0 21600 21600 0 21600 0 0 Z N"/>
          </draw:custom-shape>
          <draw:line draw:style-name="gr4" draw:text-style-name="P6" draw:layer="layout" svg:x1="26.7cm" svg:y1="20.892cm" svg:x2="20.2cm" svg:y2="15.508cm">
            <text:p/>
          </draw:line>
          <draw:line draw:style-name="gr4" draw:text-style-name="P6" draw:layer="layout" svg:x1="20.204cm" svg:y1="20.9cm" svg:x2="26.697cm" svg:y2="15.5cm">
            <text:p/>
          </draw:line>
        </draw:g>
        <draw:custom-shape draw:style-name="gr6" draw:text-style-name="P5" draw:layer="layout" svg:width="6.5cm" svg:height="5.4cm" svg:x="11.5cm" svg:y="20.9cm">
          <text:p text:style-name="P3">--------------------------</text:p>
          <text:p text:style-name="P3">--------------------------</text:p>
          <text:p text:style-name="P3">--------------------------</text:p>
          <text:p text:style-name="P3">---------------------------</text:p>
          <text:p text:style-name="P3">-------------------------</text:p>
          <text:p text:style-name="P3">---------------------------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6.5cm" svg:height="5.4cm" svg:x="20.2cm" svg:y="20.9cm">
          <text:p text:style-name="P3">--------------------------</text:p>
          <text:p text:style-name="P3">--------------------------</text:p>
          <text:p text:style-name="P3">--------------------------</text:p>
          <text:p text:style-name="P3">---------------------------</text:p>
          <text:p text:style-name="P3">-------------------------</text:p>
          <text:p text:style-name="P3">---------------------------</text:p>
          <draw:enhanced-geometry svg:viewBox="0 0 21600 21600" draw:type="rectangle" draw:enhanced-path="M 0 0 L 21600 0 21600 21600 0 21600 0 0 Z N"/>
        </draw:custom-shape>
        <draw:g>
          <draw:custom-shape draw:style-name="gr9" draw:text-style-name="P5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6" draw:layer="layout" svg:x1="3.4cm" svg:y1="2.997cm" svg:x2="1.8cm" svg:y2="1.502cm">
            <text:p/>
          </draw:line>
          <draw:line draw:style-name="gr4" draw:text-style-name="P6" draw:layer="layout" svg:x1="1.801cm" svg:y1="3cm" svg:x2="3.399cm" svg:y2="1.5cm">
            <text:p/>
          </draw:line>
        </draw:g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3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5T20:16:31.796780000</meta:creation-date>
    <dc:date>2017-06-15T20:47:32.699498000</dc:date>
    <meta:editing-duration>PT20M5S</meta:editing-duration>
    <meta:editing-cycles>4</meta:editing-cycles>
    <meta:generator>LibreOffice/5.2.6.2$MacOSX_X86_64 LibreOffice_project/a3100ed2409ebf1c212f5048fbe377c281438fdc</meta:generator>
    <meta:document-statistic meta:object-count="28"/>
  </office:meta>
</office:document-meta>
</file>